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dddddd" draw:textarea-horizontal-align="justify" draw:textarea-vertical-align="middle" draw:auto-grow-height="false" fo:min-height="4.393cm" fo:min-width="4.61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dddddd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svg:stroke-color="#999999" draw:marker-start-width="0.359cm" draw:marker-end="Arrowheads_20_1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61cm" fo:min-width="0.561cm" fo:wrap-option="wrap"/>
      <style:paragraph-properties style:writing-mode="lr-tb"/>
    </style:style>
    <style:style style:name="gr5" style:family="graphic" style:parent-style-name="standard">
      <style:graphic-properties svg:stroke-color="#000000" draw:fill="gradient" draw:fill-color="#ffffff" draw:fill-gradient-name="Gradient_20_8" draw:opacity="100%" draw:textarea-horizontal-align="justify" draw:textarea-vertical-align="middle" draw:auto-grow-height="false" fo:min-height="1.212cm" fo:min-width="0.835cm" fo:wrap-option="wrap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0.138cm" fo:min-width="2.82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38cm" fo:min-width="1.65cm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0.125cm" fo:min-width="3.196cm"/>
    </style:style>
    <style:style style:name="gr9" style:family="graphic" style:parent-style-name="standard">
      <style:graphic-properties draw:fill="gradient" draw:fill-gradient-name="Gradient_20_8" draw:textarea-horizontal-align="justify" draw:textarea-vertical-align="middle" draw:auto-grow-height="false" fo:min-height="1.02cm" fo:min-width="0.724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48cm" fo:min-width="0.458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solid" draw:fill-color="#dddddd" draw:textarea-horizontal-align="justify" draw:textarea-vertical-align="middle" draw:auto-grow-height="false" fo:min-height="0.603cm" fo:min-width="0.755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1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5" style:family="graphic" style:parent-style-name="standard">
      <style:graphic-properties draw:fill-color="#ffa6a6" draw:textarea-horizontal-align="justify" draw:textarea-vertical-align="middle" draw:auto-grow-height="false" fo:min-height="0.138cm" fo:min-width="2.824cm"/>
    </style:style>
    <style:style style:name="gr16" style:family="graphic" style:parent-style-name="objectwithoutfill">
      <style:graphic-properties draw:fill="none"/>
    </style:style>
    <style:style style:name="gr17" style:family="graphic" style:parent-style-name="standard">
      <style:graphic-properties draw:stroke="none" svg:stroke-color="#000000" draw:fill="none" draw:fill-color="#ffffff" fo:min-height="1.268cm"/>
      <style:paragraph-properties style:writing-mode="lr-tb"/>
    </style:style>
    <style:style style:name="gr18" style:family="graphic" style:parent-style-name="objectwithoutfill">
      <style:graphic-properties svg:stroke-color="#808080" draw:fill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gradient" draw:fill-color="#ffffff" draw:fill-gradient-name="Gradient_20_8" draw:opacity="100%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-color="#80008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a6a6"/>
      <style:paragraph-properties fo:text-align="center"/>
    </style:style>
    <style:style style:name="P12" style:family="paragraph">
      <loext:graphic-properties draw:fill="gradient" draw:fill-gradient-name="Gradient_20_8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0.5pt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0.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219cm" svg:height="4.749cm" svg:x="8.718cm" svg:y="6.487cm">
            <text:p text:style-name="P1">#1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4" xml:id="id2" draw:id="id2" draw:layer="layout" svg:width="4.869cm" svg:height="9.739cm" svg:x="14.926cm" svg:y="1.753cm" svg:viewBox="0 0 4870 9740" draw:points="0,4147 0,9639 4870,9740 4836,0">
            <text:p text:style-name="P3"/>
            <text:p text:style-name="P3"/>
            <text:p text:style-name="P3"/>
            <text:p text:style-name="P3">#4</text:p>
          </draw:polygon>
          <draw:polygon draw:style-name="gr2" draw:text-style-name="P4" xml:id="id1" draw:id="id1" draw:layer="layout" svg:width="4.244cm" svg:height="10.121cm" svg:x="3.559cm" svg:y="1.143cm" svg:viewBox="0 0 4245 10122" draw:points="4245,4849 4131,10122 0,10093 34,0">
            <text:p text:style-name="P3"/>
            <text:p text:style-name="P3"/>
            <text:p text:style-name="P3"/>
            <text:p text:style-name="P3"/>
            <text:p text:style-name="P3">#3</text:p>
          </draw:polygon>
          <draw:polygon draw:style-name="gr2" draw:text-style-name="P4" draw:layer="layout" svg:width="14.273cm" svg:height="4.507cm" svg:x="4.768cm" svg:y="0.875cm" svg:viewBox="0 0 14274 4508" draw:points="9489,4508 3607,4489 0,152 14274,0">
            <text:p text:style-name="P3">#2</text:p>
          </draw:polygon>
          <draw:connector draw:style-name="gr3" draw:text-style-name="P5" draw:layer="layout" draw:type="curve" draw:line-skew="-1.896cm 2.282cm 2.474cm" svg:x1="3.559cm" svg:y1="6.204cm" svg:x2="19.796cm" svg:y2="6.623cm" draw:start-shape="id1" draw:start-glue-point="3" draw:end-shape="id2" draw:end-glue-point="1" svg:d="M3559 6204c-3673 0-2449 8124 8407 8124 10857 0 12370-7705 7830-7705" svg:viewBox="0 0 20507 8125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Periodic</text:p>
          </draw:connector>
          <draw:custom-shape draw:style-name="gr4" draw:text-style-name="P6" draw:layer="layout" svg:width="0.793cm" svg:height="0.793cm" svg:x="6.681cm" svg:y="10.236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3.862cm" svg:y="9.895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3.693cm" svg:y="2.318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6.681cm" svg:y="5.763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2.962cm" svg:y="6.81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7.13cm" svg:y="1.061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5.474cm" svg:y="10.235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2.949cm" svg:y="10.504cm">
            <text:p text:style-name="P7"><text:span text:style-name="T1">1</text:span></text:p>
            <text:p text:style-name="P7"><text:span text:style-name="T1"/></text:p>
            <text:p text:style-name="P7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7.632cm" svg:y="10.448cm">
            <text:p text:style-name="P7"><text:span text:style-name="T1">2</text:span></text:p>
            <text:p text:style-name="P7"><text:span text:style-name="T1"/></text:p>
            <text:p text:style-name="P7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13.808cm" svg:y="10.373cm">
            <text:p text:style-name="P7"><text:span text:style-name="T1">3</text:span></text:p>
            <text:p text:style-name="P7"><text:span text:style-name="T1"/></text:p>
            <text:p text:style-name="P7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19.605cm" svg:y="10.488cm">
            <text:p text:style-name="P7"><text:span text:style-name="T1">8</text:span></text:p>
            <text:p text:style-name="P7"><text:span text:style-name="T1"/></text:p>
            <text:p text:style-name="P7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3.596cm" svg:y="0.207cm">
            <text:p text:style-name="P7"><text:span text:style-name="T1">7</text:span></text:p>
            <text:p text:style-name="P7"><text:span text:style-name="T1"/></text:p>
            <text:p text:style-name="P7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7.746cm" svg:y="5.119cm">
            <text:p text:style-name="P7"><text:span text:style-name="T1">5</text:span></text:p>
            <text:p text:style-name="P7"><text:span text:style-name="T1"/></text:p>
            <text:p text:style-name="P7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13.78cm" svg:y="5.082cm">
            <text:p text:style-name="P7"><text:span text:style-name="T1">6</text:span></text:p>
            <text:p text:style-name="P7"><text:span text:style-name="T1"/></text:p>
            <text:p text:style-name="P7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181cm" svg:height="1.714cm" svg:x="18.92cm" svg:y="0.343cm">
            <text:p text:style-name="P7"><text:span text:style-name="T1">4</text:span></text:p>
            <text:p text:style-name="P7"><text:span text:style-name="T1"/></text:p>
            <text:p text:style-name="P7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8.813cm" svg:y="6.715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5.501cm" svg:y="1.099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8.749cm" svg:y="10.426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8.166cm" svg:y="4.202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8.965cm" svg:y="10.312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8.996cm" svg:y="2.28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3.534cm" svg:y="4.164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5.171cm" svg:y="5.649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0.793cm" svg:height="0.793cm" svg:x="12.92cm" svg:y="10.246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2.991cm" svg:height="0.552cm" svg:x="10.053cm" svg:y="5.661cm">
            <text:p/>
            <draw:enhanced-geometry svg:viewBox="0 0 21600 21600" draw:text-areas="0 ?f0 ?f5 ?f2" draw:mirror-horizontal="false" draw:mirror-vertical="fals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svg:x="10.445cm" svg:y="7.043cm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-1.56817833291691) translate (9.682cm 8.032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3.13234240855422) translate (11.937cm 10.319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1.57969750598007) translate (13.128cm 9.474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1cm" draw:transform="rotate (-0.739845069920396) translate (16.931cm 3.851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-1.56817833291691) translate (15.962cm 7.566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3.13234240855422) translate (18.148cm 10.475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1.57969750598007) translate (18.717cm 8.755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svg:x="10.26cm" svg:y="1.608cm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-2.34973677195997) translate (8.148cm 2.399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3.13234240855422) translate (12.028cm 4.953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2.4308945821777) translate (16.683cm 3.574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0.802327857141793) translate (4.852cm 4.989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-1.56817833291691) translate (4.551cm 5.288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3.13234240855422) translate (6.483cm 10.221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0" draw:layer="layout" svg:width="1.748cm" svg:height="0.552cm" draw:transform="rotate (1.57969750598007) translate (6.777cm 8.985cm)">
            <text:p/>
  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3.12152136719186) translate (13.359cm 1.052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svg:x="9.869cm" svg:y="11.077cm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svg:x="16.035cm" svg:y="11.338cm">
            <text:p/>
            <draw:enhanced-geometry svg:viewBox="0 0 21600 21600" draw:text-areas="0 ?f0 ?f5 ?f2" draw:mirror-horizontal="false" draw:mirror-vertical="false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svg:x="4.393cm" svg:y="11.138cm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1.55735729155454) translate (3.138cm 8.74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3.385cm" svg:height="0.495cm" draw:transform="rotate (1.56800379999171) translate (19.738cm 9.04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2.32792015631004) translate (6.945cm 4.736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-2.38848308135424) translate (18.074cm 2.822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1.55735729155454) translate (7.905cm 10.013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9" draw:layer="layout" svg:width="2.991cm" svg:height="0.552cm" draw:transform="rotate (1.55735729155454) translate (14.094cm 9.853cm)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2" draw:layer="layout" svg:width="1.447cm" svg:height="2.039cm" svg:x="16.731cm" svg:y="10.579cm">
            <text:p text:style-name="P7"><text:span text:style-name="T1">3</text:span></text:p>
            <text:p text:style-name="P7"><text:span text:style-name="T1"/></text:p>
            <text:p text:style-name="P7"><text:span text:style-name="T2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9.292cm" svg:y="6.496cm">
            <text:p text:style-name="P7"><text:span text:style-name="T1">4</text:span></text:p>
            <text:p text:style-name="P7"><text:span text:style-name="T1"/></text:p>
            <text:p text:style-name="P7"><text:span text:style-name="T2">5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6.141cm" svg:y="2.612cm">
            <text:p text:style-name="P7"><text:span text:style-name="T1">8</text:span></text:p>
            <text:p text:style-name="P7"><text:span text:style-name="T1"/></text:p>
            <text:p text:style-name="P7"><text:span text:style-name="T2">9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6.75cm" svg:y="9.799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8.465cm" svg:y="7.42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7.076cm" svg:y="4.146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5.25cm" svg:y="7.876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0.489cm" svg:y="10.25cm">
            <text:p text:style-name="P7"><text:span text:style-name="T1">2</text:span></text:p>
            <text:p text:style-name="P7"><text:span text:style-name="T1"/></text:p>
            <text:p text:style-name="P7"><text:span text:style-name="T2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0.659cm" svg:y="4.972cm">
            <text:p text:style-name="P7"><text:span text:style-name="T1">7</text:span></text:p>
            <text:p text:style-name="P7"><text:span text:style-name="T1"/></text:p>
            <text:p text:style-name="P7"><text:span text:style-name="T2">6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7.498cm" svg:y="7.828cm">
            <text:p text:style-name="P7"><text:span text:style-name="T1">10</text:span></text:p>
            <text:p text:style-name="P7"><text:span text:style-name="T1"/></text:p>
            <text:p text:style-name="P7"><text:span text:style-name="T2">1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3.742cm" svg:y="7.809cm">
            <text:p text:style-name="P7"><text:span text:style-name="T1">11</text:span></text:p>
            <text:p text:style-name="P7"><text:span text:style-name="T1"/></text:p>
            <text:p text:style-name="P7"><text:span text:style-name="T2">1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1.017cm" svg:y="6.872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0.451cm" svg:y="9.59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2.926cm" svg:y="8.162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8.947cm" svg:y="8.372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5.063cm" svg:y="10.346cm">
            <text:p text:style-name="P7"><text:span text:style-name="T1">1</text:span></text:p>
            <text:p text:style-name="P7"><text:span text:style-name="T1"/></text:p>
            <text:p text:style-name="P7"><text:span text:style-name="T2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2.732cm" svg:y="6.324cm">
            <text:p text:style-name="P7"><text:span text:style-name="T1">5</text:span></text:p>
            <text:p text:style-name="P7"><text:span text:style-name="T1"/></text:p>
            <text:p text:style-name="P7"><text:span text:style-name="T2">5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5.538cm" svg:y="2.517cm">
            <text:p text:style-name="P7"><text:span text:style-name="T1">9</text:span></text:p>
            <text:p text:style-name="P7"><text:span text:style-name="T1"/></text:p>
            <text:p text:style-name="P7"><text:span text:style-name="T2">8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5.082cm" svg:y="9.514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6.568cm" svg:y="7.82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5.256cm" svg:y="4.165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3.791cm" svg:y="5.764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2" draw:layer="layout" svg:width="1.447cm" svg:height="2.039cm" svg:x="11.078cm" svg:y="-0.034cm">
            <text:p text:style-name="P7"><text:span text:style-name="T1">6</text:span></text:p>
            <text:p text:style-name="P7"><text:span text:style-name="T1"/></text:p>
            <text:p text:style-name="P7"><text:span text:style-name="T2">7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6.757cm" svg:y="2.3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0.697cm" svg:y="1.386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0.566cm" svg:y="4.223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6" draw:layer="layout" svg:width="0.914cm" svg:height="0.895cm" svg:x="15.516cm" svg:y="2.49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6" draw:layer="layout" svg:width="0.793cm" svg:height="0.793cm" svg:x="6.436cm" svg:y="15.04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914cm" svg:height="0.895cm" svg:x="15.07cm" svg:y="15.141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draw:layer="layout" svg:width="1.361cm" svg:height="0.959cm" svg:x="1.582cm" svg:y="14.96cm">
            <text:p text:style-name="P1">#1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181cm" svg:height="1.714cm" svg:x="9.393cm" svg:y="15.344cm">
            <text:p text:style-name="P7"><text:span text:style-name="T1">3</text:span></text:p>
            <text:p text:style-name="P7"><text:span text:style-name="T1"/></text:p>
            <text:p text:style-name="P7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447cm" svg:height="2.039cm" svg:x="17.54cm" svg:y="14.972cm">
            <text:p text:style-name="P7"><text:span text:style-name="T1">3</text:span></text:p>
            <text:p text:style-name="P7"><text:span text:style-name="T1"/></text:p>
            <text:p text:style-name="P7"><text:span text:style-name="T2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2" draw:text-style-name="P13" draw:layer="layout" svg:width="3.919cm" svg:height="1.448cm" svg:x="1.022cm" svg:y="16.118cm">
            <draw:text-box>
              <text:p>ElementID</text:p>
            </draw:text-box>
          </draw:frame>
          <draw:frame draw:style-name="gr12" draw:text-style-name="P13" draw:layer="layout" svg:width="3.15cm" svg:height="1.448cm" svg:x="5.709cm" svg:y="16.118cm">
            <draw:text-box>
              <text:p>LocalNodeID</text:p>
            </draw:text-box>
          </draw:frame>
          <draw:frame draw:style-name="gr12" draw:text-style-name="P14" draw:layer="layout" svg:width="3.15cm" svg:height="1.448cm" svg:x="19.403cm" svg:y="15.175cm">
            <draw:text-box>
              <text:p><text:span text:style-name="T3">GlobalEdgeID</text:span></text:p>
              <text:p/>
              <text:p><text:span text:style-name="T3">FEMEdgeID</text:span></text:p>
            </draw:text-box>
          </draw:frame>
          <draw:frame draw:style-name="gr12" draw:text-style-name="P13" draw:layer="layout" svg:width="3.15cm" svg:height="1.448cm" svg:x="14.545cm" svg:y="15.949cm">
            <draw:text-box>
              <text:p>LocalEdgeID</text:p>
            </draw:text-box>
          </draw:frame>
          <draw:frame draw:style-name="gr12" draw:text-style-name="P13" draw:layer="layout" svg:width="3.15cm" svg:height="1.448cm" svg:x="10.767cm" svg:y="15.372cm">
            <draw:text-box>
              <text:p>GlobalNodeID</text:p>
              <text:p/>
              <text:p>FEMVertexID</text:p>
            </draw:text-box>
          </draw:frame>
          <draw:frame draw:style-name="gr13" draw:text-style-name="P13" draw:layer="layout" svg:width="4.045cm" svg:height="2.165cm" svg:x="21.239cm" svg:y="12.884cm">
            <draw:text-box>
              <text:p><text:span text:style-name="T4">Global Edge orientation (smaller to larger globalNodeID)</text:span></text:p>
            </draw:text-box>
          </draw:frame>
          <draw:custom-shape draw:style-name="gr6" draw:text-style-name="P9" draw:layer="layout" svg:width="2.991cm" svg:height="0.552cm" svg:x="21.309cm" svg:y="12.929cm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text-style-name="P15" draw:layer="layout" svg:width="3.038cm" svg:height="2.371cm" svg:x="22.808cm" svg:y="14.676cm">
            <draw:text-box>
              <text:p><text:span text:style-name="T4">local Edge orientation (CGNS)</text:span></text:p>
            </draw:text-box>
          </draw:frame>
          <draw:frame draw:style-name="gr14" draw:text-style-name="P13" draw:layer="layout" svg:width="4.113cm" svg:height="2.371cm" svg:x="21.517cm" svg:y="10.684cm">
            <draw:text-box>
              <text:p><text:span text:style-name="T4">Global Edge orientation (synchronized for periodic edges from smallest edgeID)</text:span></text:p>
            </draw:text-box>
          </draw:frame>
          <draw:custom-shape draw:style-name="gr15" draw:text-style-name="P11" draw:layer="layout" svg:width="2.991cm" svg:height="0.552cm" svg:x="21.987cm" svg:y="10.385cm">
            <text:p/>
            <draw:enhanced-geometry svg:viewBox="0 0 21600 21600" draw:text-areas="0 ?f0 ?f5 ?f2" draw:type="right-arrow" draw:modifiers="16784.7593582888 8085.352622061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16" draw:layer="layout" svg:x1="22.902cm" svg:y1="5.715cm" svg:x2="24.242cm" svg:y2="5.715cm">
            <text:p/>
          </draw:line>
          <draw:frame draw:style-name="gr17" draw:text-style-name="P15" draw:layer="layout" svg:width="4.23cm" svg:height="1.268cm" svg:x="21.451cm" svg:y="5.665cm">
            <draw:text-box>
              <text:p><text:span text:style-name="T4">To master edge/vertex</text:span></text:p>
              <text:p><text:span text:style-name="T4">From slave edge/vertex</text:span></text:p>
            </draw:text-box>
          </draw:frame>
        </draw:g>
        <draw:custom-shape draw:style-name="gr7" draw:text-style-name="P10" draw:layer="layout" svg:width="1.748cm" svg:height="0.552cm" draw:transform="rotate (3.13234240855422) translate (24.592cm 15.238cm)">
          <text:p/>
          <draw:enhanced-geometry svg:viewBox="0 0 21600 21600" draw:text-areas="0 ?f0 ?f5 ?f2" draw:mirror-horizontal="true" draw:type="right-arrow" draw:modifiers="16784.7593582888 8085.352622061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14.495cm" svg:y1="8.854cm" svg:x2="13.579cm" svg:y2="8.618cm">
          <text:p/>
        </draw:line>
        <draw:line draw:style-name="gr16" draw:text-style-name="P16" draw:layer="layout" svg:x1="11.131cm" svg:y1="11.377cm" svg:x2="10.829cm" svg:y2="10.262cm">
          <text:p/>
        </draw:line>
        <draw:line draw:style-name="gr16" draw:text-style-name="P16" draw:layer="layout" svg:x1="8.296cm" svg:y1="11.292cm" svg:x2="9.1cm" svg:y2="10.81cm">
          <text:p/>
        </draw:line>
        <draw:line draw:style-name="gr16" draw:text-style-name="P16" draw:layer="layout" svg:x1="7.266cm" svg:y1="10.867cm" svg:x2="8.126cm" svg:y2="11.368cm">
          <text:p/>
        </draw:line>
        <draw:line draw:style-name="gr16" draw:text-style-name="P16" draw:layer="layout" svg:x1="8.249cm" svg:y1="8.92cm" svg:x2="7.21cm" svg:y2="8.344cm">
          <text:p/>
        </draw:line>
        <draw:line draw:style-name="gr16" draw:text-style-name="P16" draw:layer="layout" svg:x1="9.232cm" svg:y1="8.665cm" svg:x2="8.363cm" svg:y2="8.873cm">
          <text:p/>
        </draw:line>
        <draw:line draw:style-name="gr16" draw:text-style-name="P16" draw:layer="layout" svg:x1="15.544cm" svg:y1="8.438cm" svg:x2="14.618cm" svg:y2="8.882cm">
          <text:p/>
        </draw:line>
        <draw:line draw:style-name="gr16" draw:text-style-name="P16" draw:layer="layout" svg:x1="14.303cm" svg:y1="11.119cm" svg:x2="13.387cm" svg:y2="10.883cm">
          <text:p/>
        </draw:line>
        <draw:line draw:style-name="gr16" draw:text-style-name="P16" draw:layer="layout" svg:x1="15.589cm" svg:y1="10.709cm" svg:x2="14.663cm" svg:y2="11.153cm">
          <text:p/>
        </draw:line>
        <draw:line draw:style-name="gr16" draw:text-style-name="P16" draw:layer="layout" svg:x1="19.964cm" svg:y1="11.295cm" svg:x2="19.305cm" svg:y2="10.886cm">
          <text:p/>
        </draw:line>
        <draw:line draw:style-name="gr16" draw:text-style-name="P16" draw:layer="layout" svg:x1="17.358cm" svg:y1="11.613cm" svg:x2="16.924cm" svg:y2="10.441cm">
          <text:p/>
        </draw:line>
        <draw:line draw:style-name="gr16" draw:text-style-name="P16" draw:layer="layout" svg:x1="19.945cm" svg:y1="7.477cm" svg:x2="19.019cm" svg:y2="7.921cm">
          <text:p/>
        </draw:line>
        <draw:line draw:style-name="gr16" draw:text-style-name="P16" draw:layer="layout" svg:x1="17.11cm" svg:y1="3.67cm" svg:x2="17.425cm" svg:y2="4.403cm">
          <text:p/>
        </draw:line>
        <draw:line draw:style-name="gr16" draw:text-style-name="P16" draw:layer="layout" svg:x1="16.14cm" svg:y1="3.003cm" svg:x2="16.773cm" svg:y2="3.544cm">
          <text:p/>
        </draw:line>
        <draw:line draw:style-name="gr16" draw:text-style-name="P16" draw:layer="layout" svg:x1="10.798cm" svg:y1="4.679cm" svg:x2="11.029cm" svg:y2="5.986cm">
          <text:p/>
        </draw:line>
        <draw:line draw:style-name="gr16" draw:text-style-name="P16" draw:layer="layout" svg:x1="19.347cm" svg:y1="1.141cm" svg:x2="17.71cm" svg:y2="1.422cm">
          <text:p/>
        </draw:line>
        <draw:line draw:style-name="gr16" draw:text-style-name="P16" draw:layer="layout" svg:x1="11.635cm" svg:y1="0.988cm" svg:x2="11.32cm" svg:y2="1.644cm">
          <text:p/>
        </draw:line>
        <draw:line draw:style-name="gr16" draw:text-style-name="P16" draw:layer="layout" svg:x1="3.853cm" svg:y1="2.828cm" svg:x2="3.886cm" svg:y2="1.042cm">
          <text:p/>
        </draw:line>
        <draw:line draw:style-name="gr16" draw:text-style-name="P16" draw:layer="layout" svg:x1="6.246cm" svg:y1="3.6cm" svg:x2="5.707cm" svg:y2="4.318cm">
          <text:p/>
        </draw:line>
        <draw:line draw:style-name="gr16" draw:text-style-name="P16" draw:layer="layout" svg:x1="5.714cm" svg:y1="1.278cm" svg:x2="4.023cm" svg:y2="1.042cm">
          <text:p/>
        </draw:line>
        <draw:line draw:style-name="gr16" draw:text-style-name="P16" draw:layer="layout" svg:x1="6.961cm" svg:y1="2.8cm" svg:x2="6.378cm" svg:y2="3.496cm">
          <text:p/>
        </draw:line>
        <draw:line draw:style-name="gr16" draw:text-style-name="P16" draw:layer="layout" svg:x1="4.054cm" svg:y1="6.435cm" svg:x2="3.468cm" svg:y2="7.361cm">
          <text:p/>
        </draw:line>
        <draw:line draw:style-name="gr16" draw:text-style-name="P16" draw:layer="layout" svg:x1="11.761cm" svg:y1="5.963cm" svg:x2="11.74cm" svg:y2="7.292cm">
          <text:p/>
        </draw:line>
        <draw:line draw:style-name="gr16" draw:text-style-name="P16" draw:layer="layout" svg:x1="14.221cm" svg:y1="5.953cm" svg:x2="13.536cm" svg:y2="7.286cm">
          <text:p/>
        </draw:line>
        <draw:line draw:style-name="gr16" draw:text-style-name="P16" draw:layer="layout" svg:x1="8.466cm" svg:y1="5.969cm" svg:x2="9.012cm" svg:y2="6.928cm">
          <text:p/>
        </draw:line>
        <draw:line draw:style-name="gr16" draw:text-style-name="P16" draw:layer="layout" svg:x1="8.731cm" svg:y1="4.779cm" svg:x2="8.565cm" svg:y2="5.903cm">
          <text:p/>
        </draw:line>
        <draw:line draw:style-name="gr16" draw:text-style-name="P16" draw:layer="layout" svg:x1="7.226cm" svg:y1="6.019cm" svg:x2="8.152cm" svg:y2="5.986cm">
          <text:p/>
        </draw:line>
        <draw:line draw:style-name="gr16" draw:text-style-name="P16" draw:layer="layout" svg:x1="13.758cm" svg:y1="4.779cm" svg:x2="14.155cm" svg:y2="5.82cm">
          <text:p/>
        </draw:line>
        <draw:line draw:style-name="gr16" draw:text-style-name="P16" draw:layer="layout" svg:x1="15.312cm" svg:y1="6.201cm" svg:x2="14.469cm" svg:y2="5.92cm">
          <text:p/>
        </draw:line>
        <draw:line draw:style-name="gr16" draw:text-style-name="P16" draw:layer="layout" svg:x1="4.26cm" svg:y1="10.497cm" svg:x2="3.674cm" svg:y2="11.423cm">
          <text:p/>
        </draw:line>
        <draw:line draw:style-name="gr16" draw:text-style-name="P16" draw:layer="layout" svg:x1="5.417cm" svg:y1="10.149cm" svg:x2="5.605cm" svg:y2="11.459cm">
          <text:p/>
        </draw:line>
        <draw:line draw:style-name="gr18" draw:text-style-name="P16" draw:layer="layout" svg:x1="3.158cm" svg:y1="7.392cm" svg:x2="2.083cm" svg:y2="7.375cm">
          <text:p/>
        </draw:line>
        <draw:line draw:style-name="gr18" draw:text-style-name="P16" draw:layer="layout" svg:x1="21.272cm" svg:y1="7.504cm" svg:x2="20.197cm" svg:y2="7.487cm">
          <text:p/>
        </draw:line>
        <draw:line draw:style-name="gr18" draw:text-style-name="P16" draw:layer="layout" svg:x1="3.893cm" svg:y1="0.955cm" svg:x2="2.818cm" svg:y2="0.938cm">
          <text:p/>
        </draw:line>
        <draw:line draw:style-name="gr18" draw:text-style-name="P16" draw:layer="layout" svg:x1="20.734cm" svg:y1="1.166cm" svg:x2="19.659cm" svg:y2="1.149cm">
          <text:p/>
        </draw:line>
        <draw:line draw:style-name="gr18" draw:text-style-name="P16" draw:layer="layout" svg:x1="3.51cm" svg:y1="11.397cm" svg:x2="2.435cm" svg:y2="11.38cm">
          <text:p/>
        </draw:line>
        <draw:line draw:style-name="gr18" draw:text-style-name="P16" draw:layer="layout" svg:x1="21.228cm" svg:y1="11.426cm" svg:x2="20.153cm" svg:y2="11.409cm">
          <text:p/>
        </draw:line>
        <draw:line draw:style-name="gr16" draw:text-style-name="P16" draw:layer="layout" svg:x1="19.149cm" svg:y1="2.481cm" svg:x2="19.298cm" svg:y2="1.356cm">
          <text:p/>
        </draw:line>
        <draw:line draw:style-name="gr18" draw:text-style-name="P16" draw:layer="layout" svg:x1="3.884cm" svg:y1="0.72cm" svg:x2="2.809cm" svg:y2="0.703cm">
          <text:p/>
        </draw:line>
        <draw:line draw:style-name="gr18" draw:text-style-name="P16" draw:layer="layout" svg:x1="20.857cm" svg:y1="0.947cm" svg:x2="19.782cm" svg:y2="0.9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2a6099" draw:end-color="#ff0000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29cm" draw:marker-end="Arrow_20_large" draw:marker-end-width="0.127cm" draw:fill="none" draw:fill-gradient-name="Gradient_20_9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2T14:52:09.335343650</meta:creation-date>
    <dc:date>2023-11-23T14:17:24.297664357</dc:date>
    <meta:editing-duration>PT17H41M1S</meta:editing-duration>
    <meta:editing-cycles>10</meta:editing-cycles>
    <meta:generator>LibreOffice/7.3.7.2$Linux_X86_64 LibreOffice_project/30$Build-2</meta:generator>
    <meta:document-statistic meta:object-count="143"/>
  </office:meta>
</office:document-meta>
</file>